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list-style-name="L1"/>
    <style:style style:name="P3" style:family="paragraph" style:parent-style-name="Standard" style:list-style-name="L3">
      <style:text-properties style:font-name="Times New Roman1" fo:font-size="12pt" style:font-name-asian="Times New Roman1" style:font-size-asian="12pt" style:font-name-complex="Times New Roman1" style:font-size-complex="12pt"/>
    </style:style>
    <style:style style:name="P4" style:family="paragraph" style:parent-style-name="Standard" style:list-style-name="L4"/>
    <style:style style:name="P5" style:family="paragraph" style:parent-style-name="Text_20_body" style:list-style-name="L2"/>
    <style:style style:name="T1"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sign &amp; Architecture analysis documentation</text:h>
      <text:p text:style-name="Text_20_body">For the purposes of this documentation I will only look at a high level view of the application solutions.</text:p>
      <text:p text:style-name="Standard">The principal aim of the design will be to reduce complexity <text:span text:style-name="T1">as much as possible</text:span> and to facilitate a well tested robust design. Functionally the application can be broken down into the following use cases:</text:p>
      <text:list xml:id="list43665104" text:style-name="L1">
        <text:list-item>
          <text:p text:style-name="P2">Mapping the network<text:tab/><text:tab/><text:tab/><text:tab/><text:tab/></text:p>
        </text:list-item>
        <text:list-item>
          <text:p text:style-name="P2">Comparing the network map data against a plan data<text:tab/></text:p>
        </text:list-item>
        <text:list-item>
          <text:p text:style-name="P2">Make a plan (and append to it)<text:tab/><text:tab/><text:tab/></text:p>
        </text:list-item>
        <text:list-item>
          <text:p text:style-name="P2">Data persistence – local, backup and paper<text:tab/></text:p>
        </text:list-item>
        <text:list-item>
          <text:p text:style-name="P2">Viewer – handles the viewing of the data and shows it in a useful way<text:tab/></text:p>
          <text:p text:style-name="P2"/>
        </text:list-item>
      </text:list>
      <text:p text:style-name="Standard">According to the Mythical Man-month, the more intercommunication between the system the more complex it will be. As such I intend to make them small programs that exchange a unified data set. Before I can begin development of prototypes I will need to understand.</text:p>
      <text:h text:style-name="Heading_20_2" text:outline-level="2">Language considerations</text:h>
      <text:p text:style-name="Standard">At this point I am unsure as to what operating systems the software will need to be deployed on – it could be deployed on anything from *nix, to windows to even Solaris. I am unsure as to what APIs the implementation will require (if any). Since the architecture will have multiple small tools it maybe the case that multiple languages will be required.</text:p>
      <text:h text:style-name="Heading_20_2" text:outline-level="2">Risk Analysis</text:h>
      <text:p text:style-name="Text_20_body">I foresee the threats being broken down into a few aspects:</text:p>
      <text:list xml:id="list43677507" text:style-name="L2">
        <text:list-item>
          <text:p text:style-name="P5">Network problems</text:p>
        </text:list-item>
        <text:list-item>
          <text:p text:style-name="P5">Security problems</text:p>
        </text:list-item>
        <text:list-item>
          <text:p text:style-name="P5">Assumptions in the design – according to the mythical man-month “the most pernicious and subtle bugs are system bugs arising from mismatched assumptions made by the authors of various components.”</text:p>
        </text:list-item>
      </text:list>
      <text:h text:style-name="Heading_20_2" text:outline-level="2">Network Mapper</text:h>
      <text:p text:style-name="Standard">From a technical standpoint this is the most troublesome problem. This is because of the heterogeneous nature of the networks it is meant to handle. As such the benefits of code reuse here are substantial. </text:p>
      <text:p text:style-name="Standard"/>
      <text:p text:style-name="P1">The evaluation criteria for possible tools are: </text:p>
      <text:list xml:id="list43688347" text:style-name="L3">
        <text:list-item>
          <text:p text:style-name="P3">Provide a comprehensive map that spans several segments (having no problem with VLANs)</text:p>
        </text:list-item>
        <text:list-item>
          <text:p text:style-name="P3">Should not rely on proprietary protocols.</text:p>
        </text:list-item>
        <text:list-item>
          <text:p text:style-name="P3">Proven capabilities to map the entire network – and detect when there are problems with the network that hinder mapping.</text:p>
        </text:list-item>
        <text:list-item>
          <text:p text:style-name="P3">Should be a tool that will be useful from now and until the foreseeable future.</text:p>
        </text:list-item>
        <text:list-item>
          <text:p text:style-name="P3">Should be proven to handle all the different switch types.</text:p>
        </text:list-item>
        <text:list-item>
          <text:p text:style-name="P3">It needs to be able to scale very well</text:p>
        </text:list-item>
      </text:list>
      <text:p text:style-name="Standard"/>
      <text:p text:style-name="Standard"><text:a xlink:type="simple" xlink:href="http://www.dtic.mil/cgi-bin/GetTRDoc?AD=ADA465674">http://www.dtic.mil/cgi-bin/GetTRDoc?AD=ADA465674</text:a> This site provides a good starting point <text:soft-page-break/>for this problem however it has a few key problems - its evaluation criteria are different from my problem:</text:p>
      <text:list xml:id="list43685823" text:style-name="L4">
        <text:list-item>
          <text:p text:style-name="P4">The accuracy of its mapping capabilities was out of the scope of the review.</text:p>
        </text:list-item>
        <text:list-item>
          <text:p text:style-name="P4">They wanted tools that dynamically updates in real time.</text:p>
        </text:list-item>
        <text:list-item>
          <text:p text:style-name="P4">They wanted a lot more information from queries, such as configuration information.</text:p>
        </text:list-item>
      </text:list>
      <text:p text:style-name="Standard">Therefore I will only use this review to serve as inspiration and will not be the basis for my research.</text:p>
      <text:p text:style-name="Standard"/>
      <text:p text:style-name="P1">Architecture for this problem</text:p>
      <text:p text:style-name="Standard">There are multiple ways to achieve discovery and many tools. It maybe the case that certain segments are only discoverable by certain tools and it maybe the case that multiple tools are required to map the network. There will need to be a look at Central, Client/Server and Distributed Hierarchical architectures to achieve discovery.</text:p>
      <text:p text:style-name="Standard">Tools to be investigated</text:p>
      <text:p text:style-name="Standard">Netdisco</text:p>
      <text:p text:style-name="Standard">Netdiscover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8T01:27:32.71</meta:creation-date>
    <dc:date>2012-11-12T00:00:18.21</dc:date>
    <meta:editing-duration>P1DT17H4M41S</meta:editing-duration>
    <meta:editing-cycles>5</meta:editing-cycles>
    <meta:generator>LibreOffice/3.5$Windows_x86 LibreOffice_project/3215f89-f603614-ab984f2-7348103-1225a5b</meta:generator>
    <meta:document-statistic meta:table-count="0" meta:image-count="0" meta:object-count="0" meta:page-count="2" meta:paragraph-count="35" meta:word-count="537" meta:character-count="3147" meta:non-whitespace-character-count="2649"/>
  </office:meta>
</office:document-meta>
</file>